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 style:list-style-name="L4"/>
    <style:style style:name="P3" style:family="paragraph" style:parent-style-name="Preformatted_20_Text" style:list-style-name="L5"/>
    <style:style style:name="P4" style:family="paragraph" style:parent-style-name="Preformatted_20_Text" style:list-style-name="L3">
      <style:paragraph-properties style:writing-mode="lr-tb"/>
    </style:style>
    <style:style style:name="P5" style:family="paragraph" style:parent-style-name="Preformatted_20_Text" style:list-style-name="L4">
      <style:paragraph-properties style:writing-mode="lr-tb"/>
    </style:style>
    <style:style style:name="P6" style:family="paragraph" style:parent-style-name="Preformatted_20_Text" style:list-style-name="L5">
      <style:paragraph-properties style:writing-mode="lr-tb"/>
    </style:style>
    <style:style style:name="P7" style:family="paragraph" style:parent-style-name="Preformatted_20_Text" style:list-style-name="L3">
      <style:paragraph-properties fo:margin-top="0in" fo:margin-bottom="0.1965in" style:writing-mode="lr-tb"/>
    </style:style>
    <style:style style:name="P8" style:family="paragraph" style:parent-style-name="Preformatted_20_Text" style:list-style-name="L4">
      <style:paragraph-properties fo:margin-top="0in" fo:margin-bottom="0.1965in" style:writing-mode="lr-tb"/>
    </style:style>
    <style:style style:name="P9" style:family="paragraph" style:parent-style-name="Preformatted_20_Text" style:list-style-name="L5">
      <style:paragraph-properties fo:margin-top="0in" fo:margin-bottom="0.1965in" style:writing-mode="lr-tb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1">
      <style:paragraph-properties fo:margin-top="0in" fo:margin-bottom="0in"/>
    </style:style>
    <style:style style:name="P18" style:family="paragraph" style:parent-style-name="Text_20_body" style:list-style-name="L2">
      <style:paragraph-properties fo:margin-top="0in" fo:margin-bottom="0in"/>
    </style:style>
    <style:style style:name="P19" style:family="paragraph" style:parent-style-name="Text_20_body" style:list-style-name="L3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5">
      <style:paragraph-properties fo:margin-top="0in" fo:margin-bottom="0in"/>
    </style:style>
    <style:style style:name="P22" style:family="paragraph" style:parent-style-name="Text_20_body" style:list-style-name="L6">
      <style:paragraph-properties fo:margin-top="0in" fo:margin-bottom="0in"/>
    </style:style>
    <style:style style:name="P23" style:family="paragraph" style:parent-style-name="Text_20_body" style:list-style-name="L7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Stack Navigation in React Native</text:span></text:h>
      <text:h text:style-name="Heading_20_4" text:outline-level="4"><text:span text:style-name="Strong_20_Emphasis">Introduction </text:span></text:h>
      <text:list xml:id="list4162614596724515194" text:style-name="L1">
        <text:list-item>
          <text:p text:style-name="P17"><text:span text:style-name="Strong_20_Emphasis">Overview of Navigation in Apps</text:span></text:p>
          <text:list>
            <text:list-item>
              <text:p text:style-name="P17">Explain the concept of navigation in mobile applications.</text:p>
            </text:list-item>
            <text:list-item>
              <text:p text:style-name="P17">Discuss the importance of stack-based navigation.</text:p>
            </text:list-item>
            <text:list-item>
              <text:p text:style-name="P10">Provide real-world examples (e.g., navigating through screens in an app).</text:p>
            </text:list-item>
          </text:list>
        </text:list-item>
      </text:list>
      <text:h text:style-name="Heading_20_4" text:outline-level="4"><text:span text:style-name="Strong_20_Emphasis">Basics of Stack Navigation</text:span></text:h>
      <text:list xml:id="list1587709913928290435" text:style-name="L2">
        <text:list-item>
          <text:p text:style-name="P18"><text:span text:style-name="Strong_20_Emphasis">Understanding the Stack Data Structure</text:span></text:p>
          <text:list>
            <text:list-item>
              <text:p text:style-name="P18">Explain LIFO (Last In, First Out) principle.</text:p>
            </text:list-item>
            <text:list-item>
              <text:p text:style-name="P18">Basic operations: <text:span text:style-name="Source_20_Text">push</text:span>, <text:span text:style-name="Source_20_Text">pop</text:span>, <text:span text:style-name="Source_20_Text">peek</text:span>.</text:p>
            </text:list-item>
          </text:list>
        </text:list-item>
        <text:list-item>
          <text:p text:style-name="P18"><text:span text:style-name="Strong_20_Emphasis">Applying Stack to Navigation</text:span></text:p>
          <text:list>
            <text:list-item>
              <text:p text:style-name="P18">Explain how navigation works like a stack.</text:p>
            </text:list-item>
            <text:list-item>
              <text:p text:style-name="P11">Discuss pushing new screens and popping to go back.</text:p>
            </text:list-item>
          </text:list>
        </text:list-item>
      </text:list>
      <text:h text:style-name="Heading_20_4" text:outline-level="4"><text:span text:style-name="Strong_20_Emphasis">Setting Up React Navigation </text:span></text:h>
      <text:list xml:id="list5628340377821018181" text:style-name="L3">
        <text:list-item>
          <text:p text:style-name="P19"><text:span text:style-name="Strong_20_Emphasis">Installation of Required Libraries</text:span></text:p>
          <text:list>
            <text:list-item>
              <text:p text:style-name="P12">Run the following commands to install necessary packages:</text:p>
              <text:p text:style-name="P1"/>
              <text:p text:style-name="P4"><text:span text:style-name="Source_20_Text">npm install @react-navigation/native @react-navigation/stack</text:span></text:p>
              <text:p text:style-name="P7"><text:span text:style-name="Source_20_Text">npm install react-native-screens react-native-safe-area-context</text:span></text:p>
            </text:list-item>
          </text:list>
        </text:list-item>
        <text:list-item>
          <text:p text:style-name="P19"><text:span text:style-name="Strong_20_Emphasis">Basic Setup and Configuration</text:span></text:p>
          <text:list>
            <text:list-item>
              <text:p text:style-name="P19">Import necessary modules and set up the navigation container.</text:p>
            </text:list-item>
            <text:list-item>
              <text:p text:style-name="P12">Example:</text:p>
              <text:p text:style-name="P1"/>
              <text:p text:style-name="P4"><text:span text:style-name="Source_20_Text">import * as React from 'react';</text:span></text:p>
              <text:p text:style-name="P4"><text:span text:style-name="Source_20_Text">import { NavigationContainer } from '@react-navigation/native';</text:span></text:p>
              <text:p text:style-name="P4"><text:span text:style-name="Source_20_Text">import { createStackNavigator } from '@react-navigation/stack';</text:span></text:p>
              <text:p text:style-name="P4"><text:span text:style-name="Source_20_Text">import HomeScreen from './screens/HomeScreen';</text:span></text:p>
              <text:p text:style-name="P4"><text:span text:style-name="Source_20_Text">import DetailsScreen from './screens/DetailsScreen';</text:span></text:p>
              <text:p text:style-name="P4"/>
              <text:p text:style-name="P4"><text:span text:style-name="Source_20_Text">const Stack = createStackNavigator();</text:span></text:p>
              <text:p text:style-name="P4"/>
              <text:p text:style-name="P4"><text:span text:style-name="Source_20_Text">function App() {</text:span></text:p>
              <text:p text:style-name="P4"><text:span text:style-name="Source_20_Text"><text:s text:c="2"/>return (</text:span></text:p>
              <text:p text:style-name="P4"><text:span text:style-name="Source_20_Text"><text:s text:c="4"/>&lt;NavigationContainer&gt;</text:span></text:p>
              <text:p text:style-name="P4"><text:span text:style-name="Source_20_Text"><text:s text:c="6"/>&lt;Stack.Navigator initialRouteName="Home"&gt;</text:span></text:p>
              <text:p text:style-name="P4"><text:span text:style-name="Source_20_Text"><text:s text:c="8"/>&lt;Stack.Screen name="Home" component={HomeScreen} /&gt;</text:span></text:p>
              <text:p text:style-name="P4"><text:span text:style-name="Source_20_Text"><text:s text:c="8"/>&lt;Stack.Screen name="Details" component={DetailsScreen} /&gt;</text:span></text:p>
              <text:p text:style-name="P4"><text:span text:style-name="Source_20_Text"><text:s text:c="6"/>&lt;/Stack.Navigator&gt;</text:span></text:p>
              <text:p text:style-name="P4"><text:span text:style-name="Source_20_Text"><text:s text:c="4"/>&lt;/NavigationContainer&gt;</text:span></text:p>
              <text:p text:style-name="P4"><text:span text:style-name="Source_20_Text"><text:s text:c="2"/>);</text:span></text:p>
              <text:p text:style-name="P4"><text:span text:style-name="Source_20_Text">}</text:span></text:p>
              <text:p text:style-name="P4"/>
              <text:p text:style-name="P7"><text:span text:style-name="Source_20_Text">export default App;</text:span></text:p>
            </text:list-item>
          </text:list>
        </text:list-item>
      </text:list>
      <text:h text:style-name="Heading_20_4" text:outline-level="4"><text:soft-page-break/><text:span text:style-name="Strong_20_Emphasis">Implementing Stack Navigation </text:span></text:h>
      <text:list xml:id="list6468387018057360803" text:style-name="L4">
        <text:list-item>
          <text:p text:style-name="P20"><text:span text:style-name="Strong_20_Emphasis">Navigating Between Screens</text:span></text:p>
          <text:list>
            <text:list-item>
              <text:p text:style-name="P20">Show how to navigate to a new screen.</text:p>
            </text:list-item>
            <text:list-item>
              <text:p text:style-name="P13">Example for HomeScreen:</text:p>
              <text:p text:style-name="P2"/>
              <text:p text:style-name="P5"><text:span text:style-name="Source_20_Text">import React from 'react';</text:span></text:p>
              <text:p text:style-name="P5"><text:span text:style-name="Source_20_Text">import { Button, View, Text } from 'react-native';</text:span></text:p>
              <text:p text:style-name="P5"/>
              <text:p text:style-name="P5"><text:span text:style-name="Source_20_Text">function HomeScreen({ navigation }) {</text:span></text:p>
              <text:p text:style-name="P5"><text:span text:style-name="Source_20_Text"><text:s text:c="2"/>return (</text:span></text:p>
              <text:p text:style-name="P5"><text:span text:style-name="Source_20_Text"><text:s text:c="4"/>&lt;View&gt;</text:span></text:p>
              <text:p text:style-name="P5"><text:span text:style-name="Source_20_Text"><text:s text:c="6"/>&lt;Text&gt;Home Screen&lt;/Text&gt;</text:span></text:p>
              <text:p text:style-name="P5"><text:span text:style-name="Source_20_Text"><text:s text:c="6"/>&lt;Button</text:span></text:p>
              <text:p text:style-name="P5"><text:span text:style-name="Source_20_Text"><text:s text:c="8"/>title="Go to Details"</text:span></text:p>
              <text:p text:style-name="P5"><text:span text:style-name="Source_20_Text"><text:s text:c="8"/>onPress={() =&gt; navigation.navigate('Details')}</text:span></text:p>
              <text:p text:style-name="P5"><text:span text:style-name="Source_20_Text"><text:s text:c="6"/>/&gt;</text:span></text:p>
              <text:p text:style-name="P5"><text:span text:style-name="Source_20_Text"><text:s text:c="4"/>&lt;/View&gt;</text:span></text:p>
              <text:p text:style-name="P5"><text:span text:style-name="Source_20_Text"><text:s text:c="2"/>);</text:span></text:p>
              <text:p text:style-name="P5"><text:span text:style-name="Source_20_Text">}</text:span></text:p>
              <text:p text:style-name="P5"/>
              <text:p text:style-name="P8"><text:span text:style-name="Source_20_Text">export default HomeScreen;</text:span></text:p>
            </text:list-item>
            <text:list-item>
              <text:p text:style-name="P13">Example for DetailsScreen:</text:p>
              <text:p text:style-name="P2"/>
              <text:p text:style-name="P5"><text:span text:style-name="Source_20_Text">import React from 'react';</text:span></text:p>
              <text:p text:style-name="P5"><text:span text:style-name="Source_20_Text">import { Button, View, Text } from 'react-native';</text:span></text:p>
              <text:p text:style-name="P5"/>
              <text:p text:style-name="P5"><text:span text:style-name="Source_20_Text">function DetailsScreen({ navigation }) {</text:span></text:p>
              <text:p text:style-name="P5"><text:span text:style-name="Source_20_Text"><text:s text:c="2"/>return (</text:span></text:p>
              <text:p text:style-name="P5"><text:span text:style-name="Source_20_Text"><text:s text:c="4"/>&lt;View&gt;</text:span></text:p>
              <text:p text:style-name="P5"><text:span text:style-name="Source_20_Text"><text:s text:c="6"/>&lt;Text&gt;Details Screen&lt;/Text&gt;</text:span></text:p>
              <text:p text:style-name="P5"><text:span text:style-name="Source_20_Text"><text:s text:c="6"/>&lt;Button</text:span></text:p>
              <text:p text:style-name="P5"><text:span text:style-name="Source_20_Text"><text:s text:c="8"/>title="Go Back"</text:span></text:p>
              <text:p text:style-name="P5"><text:span text:style-name="Source_20_Text"><text:s text:c="8"/>onPress={() =&gt; navigation.goBack()}</text:span></text:p>
              <text:p text:style-name="P5"><text:span text:style-name="Source_20_Text"><text:s text:c="6"/>/&gt;</text:span></text:p>
              <text:p text:style-name="P5"><text:span text:style-name="Source_20_Text"><text:s text:c="4"/>&lt;/View&gt;</text:span></text:p>
              <text:p text:style-name="P5"><text:span text:style-name="Source_20_Text"><text:s text:c="2"/>);</text:span></text:p>
              <text:p text:style-name="P5"><text:span text:style-name="Source_20_Text">}</text:span></text:p>
              <text:p text:style-name="P5"/>
              <text:p text:style-name="P8"><text:span text:style-name="Source_20_Text">export default DetailsScreen;</text:span></text:p>
            </text:list-item>
          </text:list>
        </text:list-item>
      </text:list>
      <text:h text:style-name="Heading_20_4" text:outline-level="4"><text:span text:style-name="Strong_20_Emphasis">Advanced Stack Navigation Concepts </text:span></text:h>
      <text:list xml:id="list8016180721573030729" text:style-name="L5">
        <text:list-item>
          <text:p text:style-name="P21"><text:span text:style-name="Strong_20_Emphasis">Passing Parameters Between Screens</text:span></text:p>
          <text:list>
            <text:list-item>
              <text:p text:style-name="P21">Explain how to pass and retrieve parameters.</text:p>
            </text:list-item>
            <text:list-item>
              <text:p text:style-name="P14">Example:</text:p>
              <text:p text:style-name="P3"/>
              <text:p text:style-name="P6"><text:span text:style-name="Source_20_Text">// HomeScreen.js</text:span></text:p>
              <text:p text:style-name="P6"><text:span text:style-name="Source_20_Text">&lt;Button</text:span></text:p>
              <text:p text:style-name="P6"><text:span text:style-name="Source_20_Text"><text:s text:c="2"/>title="Go to Details"</text:span></text:p>
              <text:p text:style-name="P6"><text:span text:style-name="Source_20_Text"><text:s text:c="2"/>onPress={() =&gt; navigation.navigate('Details', { itemId: 86, otherParam: 'anything you want here' })}</text:span></text:p>
              <text:p text:style-name="P6"><text:span text:style-name="Source_20_Text">/&gt;</text:span></text:p>
              <text:p text:style-name="P6"><text:soft-page-break/></text:p>
              <text:p text:style-name="P6"><text:span text:style-name="Source_20_Text">// DetailsScreen.js</text:span></text:p>
              <text:p text:style-name="P6"><text:span text:style-name="Source_20_Text">function DetailsScreen({ route, navigation }) {</text:span></text:p>
              <text:p text:style-name="P6"><text:span text:style-name="Source_20_Text"><text:s text:c="2"/>const { itemId, otherParam } = route.params;</text:span></text:p>
              <text:p text:style-name="P6"><text:span text:style-name="Source_20_Text"><text:s text:c="2"/>return (</text:span></text:p>
              <text:p text:style-name="P6"><text:span text:style-name="Source_20_Text"><text:s text:c="4"/>&lt;View&gt;</text:span></text:p>
              <text:p text:style-name="P6"><text:span text:style-name="Source_20_Text"><text:s text:c="6"/>&lt;Text&gt;Details Screen&lt;/Text&gt;</text:span></text:p>
              <text:p text:style-name="P6"><text:span text:style-name="Source_20_Text"><text:s text:c="6"/>&lt;Text&gt;itemId: {itemId}&lt;/Text&gt;</text:span></text:p>
              <text:p text:style-name="P6"><text:span text:style-name="Source_20_Text"><text:s text:c="6"/>&lt;Text&gt;otherParam: {otherParam}&lt;/Text&gt;</text:span></text:p>
              <text:p text:style-name="P6"><text:span text:style-name="Source_20_Text"><text:s text:c="4"/>&lt;/View&gt;</text:span></text:p>
              <text:p text:style-name="P6"><text:span text:style-name="Source_20_Text"><text:s text:c="2"/>);</text:span></text:p>
              <text:p text:style-name="P9"><text:span text:style-name="Source_20_Text">}</text:span></text:p>
            </text:list-item>
          </text:list>
        </text:list-item>
        <text:list-item>
          <text:p text:style-name="P21"><text:span text:style-name="Strong_20_Emphasis">Managing the Navigation Stack</text:span></text:p>
          <text:list>
            <text:list-item>
              <text:p text:style-name="P21">Discuss stack manipulation methods like <text:span text:style-name="Source_20_Text">reset</text:span>, <text:span text:style-name="Source_20_Text">popToTop</text:span>, etc.</text:p>
            </text:list-item>
            <text:list-item>
              <text:p text:style-name="P14">Example:</text:p>
              <text:p text:style-name="P3"/>
              <text:p text:style-name="P6"><text:span text:style-name="Source_20_Text">// Navigate to top of the stack</text:span></text:p>
              <text:p text:style-name="P9"><text:span text:style-name="Source_20_Text">navigation.popToTop();</text:span></text:p>
            </text:list-item>
          </text:list>
        </text:list-item>
      </text:list>
      <text:h text:style-name="Heading_20_4" text:outline-level="4"><text:span text:style-name="Strong_20_Emphasis">Best Practices and Tips </text:span></text:h>
      <text:list xml:id="list5490403438304981857" text:style-name="L6">
        <text:list-item>
          <text:p text:style-name="P22"><text:span text:style-name="Strong_20_Emphasis">User Experience Considerations</text:span></text:p>
          <text:list>
            <text:list-item>
              <text:p text:style-name="P22">Smooth transitions.</text:p>
            </text:list-item>
            <text:list-item>
              <text:p text:style-name="P22">Consistent back behavior.</text:p>
            </text:list-item>
          </text:list>
        </text:list-item>
        <text:list-item>
          <text:p text:style-name="P22"><text:span text:style-name="Strong_20_Emphasis">Performance Tips</text:span></text:p>
          <text:list>
            <text:list-item>
              <text:p text:style-name="P22">Efficient stack management.</text:p>
            </text:list-item>
            <text:list-item>
              <text:p text:style-name="P22">Lazy loading screens.</text:p>
            </text:list-item>
          </text:list>
        </text:list-item>
        <text:list-item>
          <text:p text:style-name="P22"><text:span text:style-name="Strong_20_Emphasis">Common Pitfalls</text:span></text:p>
          <text:list>
            <text:list-item>
              <text:p text:style-name="P22">Over-nesting stacks.</text:p>
            </text:list-item>
            <text:list-item>
              <text:p text:style-name="P15">Memory leaks due to improper stack handling.</text:p>
            </text:list-item>
          </text:list>
        </text:list-item>
      </text:list>
      <text:h text:style-name="Heading_20_4" text:outline-level="4"><text:span text:style-name="Strong_20_Emphasis">Q&amp;A and Hands-On Practice </text:span></text:h>
      <text:list xml:id="list654455108897188151" text:style-name="L7">
        <text:list-item>
          <text:p text:style-name="P23"><text:span text:style-name="Strong_20_Emphasis">Q&amp;A Session</text:span></text:p>
          <text:list>
            <text:list-item>
              <text:p text:style-name="P23">Answer questions from participants.</text:p>
            </text:list-item>
          </text:list>
        </text:list-item>
        <text:list-item>
          <text:p text:style-name="P23"><text:span text:style-name="Strong_20_Emphasis">Practice Exercise</text:span></text:p>
          <text:list>
            <text:list-item>
              <text:p text:style-name="P16">Implement a small navigation task, like creating a three-screen navigation flow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20T08:59:11.31</meta:creation-date>
    <meta:generator>OpenOffice/4.1.7$Win32 OpenOffice.org_project/417m1$Build-9800</meta:generator>
    <dc:date>2024-07-22T22:35:10.38</dc:date>
    <dc:creator>vikash kapari</dc:creator>
    <meta:editing-duration>PT7H1M37S</meta:editing-duration>
    <meta:editing-cycles>9</meta:editing-cycles>
    <meta:document-statistic meta:table-count="0" meta:image-count="0" meta:object-count="0" meta:page-count="3" meta:paragraph-count="111" meta:word-count="498" meta:character-count="3391"/>
  </office:meta>
</office:document-meta>
</file>